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  <style:paragraph-properties fo:margin-top="0in" fo:margin-bottom="0in"/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  <style:paragraph-properties fo:margin-top="0in" fo:margin-bottom="0in"/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Text_20_body" style:list-style-name="L39">
    </style:style>
    <style:style style:name="P49" style:family="paragraph" style:parent-style-name="Text_20_body" style:list-style-name="L40">
    </style:style>
    <style:style style:name="P50" style:family="paragraph" style:parent-style-name="Text_20_body" style:list-style-name="L41">
      <style:paragraph-properties fo:margin-top="0in" fo:margin-bottom="0in"/>
    </style:style>
    <style:style style:name="P51" style:family="paragraph" style:parent-style-name="Text_20_body" style:list-style-name="L42">
    </style:style>
    <style:style style:name="P52" style:family="paragraph" style:parent-style-name="Text_20_body" style:list-style-name="L43">
    </style:style>
    <style:style style:name="P53" style:family="paragraph" style:parent-style-name="Text_20_body" style:list-style-name="L44">
    </style:style>
    <style:style style:name="P54" style:family="paragraph" style:parent-style-name="Text_20_body" style:list-style-name="L45">
      <style:paragraph-properties fo:margin-top="0in" fo:margin-bottom="0in"/>
    </style:style>
    <style:style style:name="P55" style:family="paragraph" style:parent-style-name="Text_20_body" style:list-style-name="L46">
      <style:paragraph-properties fo:margin-top="0in" fo:margin-bottom="0in"/>
    </style:style>
    <style:style style:name="P56" style:family="paragraph" style:parent-style-name="Text_20_body" style:list-style-name="L47">
      <style:paragraph-properties fo:margin-top="0in" fo:margin-bottom="0in"/>
    </style:style>
    <style:style style:name="P57" style:family="paragraph" style:parent-style-name="Text_20_body" style:list-style-name="L48">
      <style:paragraph-properties fo:margin-top="0in" fo:margin-bottom="0in"/>
    </style:style>
    <style:style style:name="P58" style:family="paragraph" style:parent-style-name="Text_20_body" style:list-style-name="L49">
      <style:paragraph-properties fo:margin-top="0in" fo:margin-bottom="0in"/>
    </style:style>
    <style:style style:name="P59" style:family="paragraph" style:parent-style-name="Text_20_body" style:list-style-name="L50">
    </style:style>
    <style:style style:name="P60" style:family="paragraph" style:parent-style-name="Text_20_body" style:list-style-name="L51">
      <style:paragraph-properties fo:margin-top="0in" fo:margin-bottom="0in"/>
    </style:style>
    <style:style style:name="P61" style:family="paragraph" style:parent-style-name="Text_20_body" style:list-style-name="L52">
      <style:paragraph-properties fo:margin-top="0in" fo:margin-bottom="0in"/>
    </style:style>
    <style:style style:name="P62" style:family="paragraph" style:parent-style-name="Text_20_body" style:list-style-name="L53">
      <style:paragraph-properties fo:margin-top="0in" fo:margin-bottom="0in"/>
    </style:style>
    <style:style style:name="P63" style:family="paragraph" style:parent-style-name="Text_20_body" style:list-style-name="L54">
      <style:paragraph-properties fo:margin-top="0in" fo:margin-bottom="0in"/>
    </style:style>
    <style:style style:name="P64" style:family="paragraph" style:parent-style-name="Text_20_body" style:list-style-name="L55">
      <style:paragraph-properties fo:margin-top="0in" fo:margin-bottom="0in"/>
    </style:style>
    <style:style style:name="P65" style:family="paragraph" style:parent-style-name="Text_20_body" style:list-style-name="L56">
    </style:style>
    <style:style style:name="P66" style:family="paragraph" style:parent-style-name="Table_20_Heading">
      <style:paragraph-properties fo:text-align="end" style:justify-single-word="false"/>
    </style:style>
    <style:style style:name="P67" style:family="paragraph" style:parent-style-name="Table_20_Contents">
      <style:paragraph-properties fo:text-align="end" style:justify-single-word="false"/>
    </style:style>
    <style:style style:name="P68" style:family="paragraph" style:parent-style-name="Text_20_body" style:list-style-name="L57">
      <style:paragraph-properties fo:margin-top="0in" fo:margin-bottom="0in"/>
    </style:style>
    <style:style style:name="P69" style:family="paragraph" style:parent-style-name="Table_20_Heading">
      <style:paragraph-properties fo:text-align="end" style:justify-single-word="false"/>
    </style:style>
    <style:style style:name="P70" style:family="paragraph" style:parent-style-name="Table_20_Contents">
      <style:paragraph-properties fo:text-align="end" style:justify-single-word="false"/>
    </style:style>
    <style:style style:name="P71" style:family="paragraph" style:parent-style-name="Text_20_body" style:list-style-name="L58">
      <style:paragraph-properties fo:margin-top="0in" fo:margin-bottom="0in"/>
    </style:style>
    <style:style style:name="P72" style:family="paragraph" style:parent-style-name="Text_20_body" style:list-style-name="L59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 style:rel-width="100%"/>
    </style:style>
    <style:style style:name="Table3.A" style:family="table-column">
      <style:table-column-properties style:rel-column-width="15603*"/>
    </style:style>
    <style:style style:name="Table3.B" style:family="table-column">
      <style:table-column-properties style:rel-column-width="49931*"/>
    </style:style>
    <style:style style:name="Table4" style:family="table">
      <style:table-properties table:align="center" style:rel-width="100%"/>
    </style:style>
    <style:style style:name="Table4.A" style:family="table-column">
      <style:table-column-properties style:rel-column-width="16383*"/>
    </style:style>
    <style:style style:name="Table4.B" style:family="table-column">
      <style:table-column-properties style:rel-column-width="49151*"/>
    </style:style>
  </office:automatic-styles>
  <office:body>
    <office:text>
      <text:p text:style-name="Title">Readme.rmd</text:p>
      <text:p text:style-name="Author">Sergio Pedro R Oliveira</text:p>
      <text:p text:style-name="Date">2023-02-06</text:p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[9]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[21]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[5]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[11]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[1]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[2]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[2]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nome_data.frame &lt;- <text:span text:style-name="T2">data.frame</text:span>(vetor_1, vetor_2)<text:line-break/></text:p>
        </text:list-item>
        <text:list-item>
          <text:p text:style-name="P7">Acrescentando uma nova coluna ao data.frame.<text:line-break/>Ex.: nome_data.frame &lt;- <text:span text:style-name="T2">data.frame</text:span>(nome_data.frame, vetor_3)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T2">View</text:span>(nome_data.frame)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nome_matriz &lt;- <text:span text:style-name="T2">cbind</text:span>(vetor_1, vetor_2, …)<text:line-break/></text:p>
        </text:list-item>
        <text:list-item>
          <text:p text:style-name="P8">Para adicionar uma linha numa matriz, usamos a função rbind().<text:line-break/>Ex.: nome_matriz &lt;- <text:span text:style-name="T2">rbind</text:span>(vetor_3, vetor_4, …)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vetor &lt;- c(5,18,89)<text:line-break/>vetor[1]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line-break/>Mc[1,2]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Mc[1,]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Mc[,2]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T2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T2">str</text:span>(<text:span text:style-name="T1">argumento</text:span>)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T2">summary</text:span>(<text:span text:style-name="T1">nome_variavel</text:span>)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T2">class</text:span>(<text:span text:style-name="T1">argumento</text:span>)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T1">nome_pacote</text:span><text:span text:style-name="T2">::</text:span><text:span text:style-name="T1">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T2">package?</text:span><text:span text:style-name="T1">nome_pacote</text:span><text:line-break/>2. <text:span text:style-name="T2">help</text:span>(<text:span text:style-name="T2">package</text:span> = “<text:span text:style-name="T1">nome_pacote</text:span>”)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list text:style-name="L23">
        <text:list-item>
          <text:p text:style-name="P27"><text:span text:style-name="T2">Titulo</text:span><text:line-break/><text:span text:style-name="T1">title</text:span>: “Titulo desejado”<text:line-break/></text:p>
        </text:list-item>
        <text:list-item>
          <text:p text:style-name="P27"><text:span text:style-name="T2">Autor</text:span><text:line-break/></text:p>
        </text:list-item>
      </text:list>
      <text:list text:style-name="L24">
        <text:list-item>
          <text:p text:style-name="P28">Para inserir um autor:<text:line-break/><text:span text:style-name="T1">author</text:span>: “Nome do autor”<text:line-break/></text:p>
        </text:list-item>
        <text:list-item>
          <text:p text:style-name="P28">Para inserir varios autores:<text:line-break/><text:span text:style-name="T1">author</text:span>:<text:line-break/></text:p>
          <text:list text:style-name="L25">
            <text:list-item>
              <text:p text:style-name="P29">autor_1^[instituto]<text:line-break/></text:p>
            </text:list-item>
            <text:list-item>
              <text:p text:style-name="P29">autor_2^[instituto]<text:line-break/></text:p>
            </text:list-item>
          </text:list>
        </text:list-item>
      </text:list>
      <text:list text:style-name="L26">
        <text:list-item>
          <text:p text:style-name="P30"><text:span text:style-name="T2">Data</text:span><text:line-break/></text:p>
        </text:list-item>
      </text:list>
      <text:list text:style-name="L27">
        <text:list-item>
          <text:p text:style-name="P31">O comando “<text:span text:style-name="T1">date</text:span>:”, adiciona uma data ao documento.<text:line-break/></text:p>
        </text:list-item>
        <text:list-item>
          <text:p text:style-name="P31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31">Outra possibilidade é usar uma função dentro de um <text:span text:style-name="T1">chunk</text:span> “r Sys.Date()”, para adicionar a data atual do sistema.<text:line-break/><text:span text:style-name="T1">date</text:span>: “r Sys.Date()”<text:line-break/></text:p>
        </text:list-item>
      </text:list>
      <text:list text:style-name="L28">
        <text:list-item>
          <text:p text:style-name="P32"><text:span text:style-name="T2">Tipo do Documento</text:span> (<text:span text:style-name="T1">output</text:span>)<text:line-break/></text:p>
        </text:list-item>
      </text:list>
      <text:list text:style-name="L29">
        <text:list-item>
          <text:p text:style-name="P33"><text:span text:style-name="T1">output</text:span>: o tipo de saida, podem ser:<text:line-break/></text:p>
          <text:list text:style-name="L30">
            <text:list-item>
              <text:p text:style-name="P34">Documentos:<text:line-break/></text:p>
              <text:list text:style-name="L31">
                <text:list-item>
                  <text:p text:style-name="P35"><text:span text:style-name="T1">pdf_document</text:span><text:line-break/></text:p>
                </text:list-item>
                <text:list-item>
                  <text:p text:style-name="P35"><text:span text:style-name="T1">md_document</text:span><text:line-break/></text:p>
                </text:list-item>
                <text:list-item>
                  <text:p text:style-name="P35"><text:span text:style-name="T1">html_document</text:span><text:line-break/></text:p>
                </text:list-item>
                <text:list-item>
                  <text:p text:style-name="P35"><text:span text:style-name="T1">word_document</text:span><text:line-break/></text:p>
                </text:list-item>
                <text:list-item>
                  <text:p text:style-name="P35"><text:span text:style-name="T1">odt_document</text:span><text:line-break/></text:p>
                </text:list-item>
                <text:list-item>
                  <text:p text:style-name="P35"><text:span text:style-name="T1">rtf_document</text:span><text:line-break/></text:p>
                </text:list-item>
              </text:list>
            </text:list-item>
            <text:list-item>
              <text:p text:style-name="P34">Apresentação:<text:line-break/></text:p>
              <text:list text:style-name="L32">
                <text:list-item>
                  <text:p text:style-name="P36"><text:span text:style-name="T1">powerpoint_presentation</text:span><text:line-break/></text:p>
                </text:list-item>
                <text:list-item>
                  <text:p text:style-name="P36"><text:span text:style-name="T1">ioslides_presentation</text:span><text:line-break/></text:p>
                </text:list-item>
                <text:list-item>
                  <text:p text:style-name="P36"><text:span text:style-name="T1">beamer_presentation</text:span><text:line-break/></text:p>
                </text:list-item>
              </text:list>
            </text:list-item>
            <text:list-item>
              <text:p text:style-name="P34">mais:<text:line-break/></text:p>
              <text:list text:style-name="L33">
                <text:list-item>
                  <text:p text:style-name="P37"><text:span text:style-name="T1">flexdashboard::flex_dashboard</text:span><text:line-break/></text:p>
                </text:list-item>
                <text:list-item>
                  <text:p text:style-name="P37"><text:span text:style-name="T1">github_document</text:span><text:line-break/></text:p>
                </text:list-item>
              </text:list>
            </text:list-item>
          </text:list>
        </text:list-item>
      </text:list>
      <text:list text:style-name="L34">
        <text:list-item>
          <text:p text:style-name="P38"><text:span text:style-name="T2">Sumário</text:span><text:line-break/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8">Formatação desejada<text:line-break/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  </text:list-item>
        <text:list-item>
          <text:p text:style-name="P38"><text:span text:style-name="T2">Abstract</text:span><text:line-break/><text:span text:style-name="T1">Abstract</text:span>: “Texto de abstract”.<text:line-break/></text:p>
        </text:list-item>
        <text:list-item>
          <text:p text:style-name="P38"><text:span text:style-name="T2">Bibliografia</text:span><text:line-break/></text:p>
        </text:list-item>
      </text:list>
      <text:list text:style-name="L35">
        <text:list-item>
          <text:p text:style-name="P39">Ter um arquivo *.bib com as referencias.<text:line-break/></text:p>
        </text:list-item>
        <text:list-item>
          <text:p text:style-name="P39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9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9">Adicionar o arquivo *.csl no preâmbulo do R Markdown, através do comando:<text:line-break/><text:span text:style-name="T1">csl</text:span>: caminho/arquivo.csl<text:line-break/></text:p>
        </text:list-item>
        <text:list-item>
          <text:p text:style-name="P39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9">Por fim, para aparecer as referencias elas precisam ser citadas no texto.<text:line-break/>As principais formas de citar uma referência num texto de <text:span text:style-name="T2">R Markdown</text:span> é:<text:line-break/></text:p>
          <text:list text:style-name="L36">
            <text:list-item>
              <text:p text:style-name="P40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40">Mais de uma citação ao mesmo tempo:<text:line-break/>Exemplo do comando: [@ chave_da_referencia_1, @ chave_da_referencia_2]<text:line-break/></text:p>
            </text:list-item>
          </text:list>
        </text:list-item>
      </text:list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list text:style-name="L37">
        <text:list-item>
          <text:p text:style-name="P41">Códigos em R, ou em outras linguagens, podem ser inseriodos nos documentos através de <text:span text:style-name="T1">chunks</text:span>.<text:line-break/></text:p>
        </text:list-item>
        <text:list-item>
          <text:p text:style-name="P41"><text:span text:style-name="T1">Chunks</text:span> são blocos de programação.<text:line-break/></text:p>
        </text:list-item>
        <text:list-item>
          <text:p text:style-name="P41">A principal forma de inserir <text:span text:style-name="T1">chunks</text:span> é:<text:line-break/>- Três sinais de acento grave (crases) para abrir o <text:span text:style-name="T1">chunk</text:span>.<text:line-break/>- Definição da linguagem do bloco de programação.<text:line-break/>- Considerações sobre o bloco de programação.<text:line-break/>- Bloco de programação.<text:line-break/>- Três sinais de acento grave (crases) para fechar o <text:span text:style-name="T1">chunk</text:span>.<text:line-break/></text:p>
        </text:list-item>
        <text:list-item>
          <text:p text:style-name="P41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</text:list>
      <text:h text:style-name="Heading_20_2" text:outline-level="2"><text:bookmark-start text:name="titulos-e-subtitulos"/>7.3 Titulos e subtitulos<text:bookmark-end text:name="titulos-e-subtitulos"/></text:h>
      <text:h text:style-name="Heading_20_2" text:outline-level="2"><text:bookmark-start text:name="listas-e-blocos-de-citação"/>7.4 Listas e blocos de citação<text:bookmark-end text:name="listas-e-blocos-de-citação"/></text:h>
      <text:h text:style-name="Heading_20_2" text:outline-level="2"><text:bookmark-start text:name="inserir-tabelas"/>7.5 Inserir tabelas<text:bookmark-end text:name="inserir-tabelas"/></text:h>
      <text:h text:style-name="Heading_20_2" text:outline-level="2"><text:bookmark-start text:name="fontes"/>7.6 Fontes<text:bookmark-end text:name="fontes"/></text:h>
      <text:h text:style-name="Heading_20_2" text:outline-level="2"><text:bookmark-start text:name="hiperlinks-e-imagens"/>7.7 Hiperlinks e imagens<text:bookmark-end text:name="hiperlinks-e-imagens"/></text:h>
      <text:list text:style-name="L38">
        <text:list-item>
          <text:p text:style-name="P42">Hiperlinks<text:line-break/></text:p>
        </text:list-item>
        <text:list-item>
          <text:p text:style-name="P42">Imagens<text:line-break/></text:p>
        </text:list-item>
      </text:list>
      <text:h text:style-name="Heading_20_2" text:outline-level="2"><text:bookmark-start text:name="letras-gregas"/>7.8 Letras gregas<text:bookmark-end text:name="letras-gregas"/></text:h>
      <text:h text:style-name="Heading_20_2" text:outline-level="2"><text:bookmark-start text:name="fórmulas"/>7.9 Fórmulas<text:bookmark-end text:name="fórmulas"/></text:h>
      <text:p text:style-name="P43">- Subscritos e superescritos\</text:p>
      <text:p text:style-name="P44">- Sublinhados, sobrelinhas e vetores\</text:p>
      <text:p text:style-name="P45">- Frações, matrizes e chavetas\</text:p>
      <text:p text:style-name="P46">- Expressões\</text:p>
      <text:p text:style-name="P47">- Sinais e setas\</text:p>
      <text:p text:style-name="Pagebreak"/>
      <text:h text:style-name="Heading_20_1" text:outline-level="1"><text:bookmark-start text:name="cap-5---pacotes-do-tidyverse-e-identificandomudando-tipos-de-variaveis"/>8 Cap 5 - Pacotes do Tidyverse e identificando/mudando tipos de variaveis<text:line-break/><text:bookmark-end text:name="cap-5---pacotes-do-tidyverse-e-identificandomudando-tipos-de-variaveis"/></text:h>
      <text:list text:style-name="L39">
        <text:list-item>
          <text:p text:style-name="P48">identificando/mudando tipos de variaveis<text:line-break/></text:p>
          <text:list>
            <text:list-item>
              <text:p text:style-name="P48">identificando<text:line-break/>uso do <text:span text:style-name="T2">is</text:span>.<text:line-break/></text:p>
            </text:list-item>
            <text:list-item>
              <text:p text:style-name="P48">mudando o tipo de variavel: <text:line-break/>uso do <text:span text:style-name="T2">as</text:span>.<text:line-break/></text:p>
            </text:list-item>
          </text:list>
        </text:list-item>
        <text:list-item>
          <text:p text:style-name="P48">pacotes do Tidyverse:<text:line-break/></text:p>
        </text:list-item>
      </text:list>
      <text:list text:style-name="L40">
        <text:list-item>
          <text:p text:style-name="P49"><text:span text:style-name="T2">readr</text:span><text:line-break/>Leitura de dados.<text:line-break/></text:p>
        </text:list-item>
        <text:list-item>
          <text:p text:style-name="P49"><text:span text:style-name="T2">tibble</text:span><text:line-break/>Tipo de data.frame.<text:line-break/></text:p>
        </text:list-item>
        <text:list-item>
          <text:p text:style-name="P49"><text:span text:style-name="T2">magrittr</text:span><text:line-break/>Operador pipe ‘%&gt;%’, concatena linhas de comando.<text:line-break/></text:p>
        </text:list-item>
        <text:list-item>
          <text:p text:style-name="P49"><text:span text:style-name="T2">dplyr</text:span><text:line-break/>Manipulação de dados.<text:line-break/></text:p>
          <text:list text:style-name="L41">
            <text:list-item>
              <text:p text:style-name="P50">munipulação de dados:<text:line-break/></text:p>
              <text:list text:style-name="L42">
                <text:list-item>
                  <text:p text:style-name="P51"><text:span text:style-name="T1">select</text:span><text:line-break/>seleciona e retorna as colunas selecionadas da tabela.<text:line-break/></text:p>
                </text:list-item>
                <text:list-item>
                  <text:p text:style-name="P51"><text:span text:style-name="T1">pull</text:span><text:line-break/>extrai uma coluna de uma tabela de dados e retorna ela como vetor.<text:line-break/></text:p>
                </text:list-item>
                <text:list-item>
                  <text:p text:style-name="P51"><text:span text:style-name="T1">filter</text:span><text:line-break/>filtra linhas.<text:line-break/></text:p>
                </text:list-item>
                <text:list-item>
                  <text:p text:style-name="P51"><text:span text:style-name="T1">distinct</text:span><text:line-break/>remove linhas com valores repetidos.<text:line-break/></text:p>
                </text:list-item>
                <text:list-item>
                  <text:p text:style-name="P51"><text:span text:style-name="T1">arrange</text:span><text:line-break/>reordena ou combina linhas.<text:line-break/></text:p>
                </text:list-item>
                <text:list-item>
                  <text:p text:style-name="P51"><text:span text:style-name="T1">mutate</text:span><text:line-break/>cria novas colunas.<text:line-break/></text:p>
                </text:list-item>
                <text:list-item>
                  <text:p text:style-name="P51"><text:span text:style-name="T1">transmute</text:span><text:line-break/>cria novas colunas, mas não adiciona na base de dados.<text:line-break/></text:p>
                </text:list-item>
                <text:list-item>
                  <text:p text:style-name="P51"><text:span text:style-name="T1">summarise</text:span><text:line-break/>sumariza valores.<text:line-break/></text:p>
                </text:list-item>
                <text:list-item>
                  <text:p text:style-name="P51"><text:span text:style-name="T1">group_by</text:span><text:line-break/>permite operações por grupo.<text:line-break/></text:p>
                </text:list-item>
                <text:list-item>
                  <text:p text:style-name="P51"><text:span text:style-name="T1">add_column</text:span><text:line-break/>adiciona novas colunas.<text:line-break/></text:p>
                </text:list-item>
                <text:list-item>
                  <text:p text:style-name="P51"><text:span text:style-name="T1">add_row</text:span><text:line-break/>adiciona novas linhas.<text:line-break/></text:p>
                </text:list-item>
                <text:list-item>
                  <text:p text:style-name="P51"><text:span text:style-name="T1">rename</text:span><text:line-break/>renomeia uma coluna.<text:line-break/></text:p>
                </text:list-item>
              </text:list>
            </text:list-item>
            <text:list-item>
              <text:p text:style-name="P50">combinando tabelas de dados:<text:line-break/></text:p>
              <text:list text:style-name="L43">
                <text:list-item>
                  <text:p text:style-name="P52"><text:span text:style-name="T1">bind_cols</text:span><text:line-break/>Une duas tabelas lado a lado. acrescenta numeração as colunas repetidas.<text:line-break/>É necessario que tenha o mesmo numero de linhas nas duas tabelas para fazer essa combinação.<text:line-break/></text:p>
                </text:list-item>
                <text:list-item>
                  <text:p text:style-name="P52"><text:span text:style-name="T1">bind_rows</text:span><text:line-break/>Une duas tabelas sobrepostas.<text:line-break/>Quando não há correspondencia o comando retorna <text:span text:style-name="T2">NA</text:span>.<text:line-break/></text:p>
                </text:list-item>
                <text:list-item>
                  <text:p text:style-name="P52"><text:span text:style-name="T1">inner_join</text:span><text:line-break/>A tabela final será o resultado da intersecção das duas colunas de x e y, que possuem pelo menos uma coluna em comum, a coluna chave.<text:line-break/>Junta duas colunas pela interseção.<text:line-break/></text:p>
                </text:list-item>
                <text:list-item>
                  <text:p text:style-name="P52"><text:span text:style-name="T1">left_join</text:span><text:line-break/>Une duas tabelas, definindo qual será a tabela principal e a unida a esquerda da outra. Esse fator muda a interpretação das linhas/registros correspondentes uma na outra, no caso, a tabela principal e tabela que será colocada a esquerda.<text:line-break/>É necessario que tenha pelo menos uma coluna em comum, uma coluna chave.<text:line-break/></text:p>
                </text:list-item>
                <text:list-item>
                  <text:p text:style-name="P52"><text:span text:style-name="T1">right_join</text:span><text:line-break/>Une duas tabelas, definindo qual será a tabela principal e a unida a direita da outra. Esse fator muda a interpretação das linhas/registros correspondentes uma na outra, no caso, a tabela principal e tabela que será colocada a direita.<text:line-break/>É necessario que tenha pelo menos uma coluna em comum, uma coluna chave.<text:line-break/></text:p>
                </text:list-item>
                <text:list-item>
                  <text:p text:style-name="P52"><text:span text:style-name="T1">full_join</text:span><text:line-break/>Une duas tabelas. Prestar atenção na junção das linhas/registros que formam novas informações, atraves da junção de correspondentes.<text:line-break/>É necessario que tenha pelo menos uma coluna em comum, uma coluna chave.<text:line-break/></text:p>
                </text:list-item>
                <text:list-item>
                  <text:p text:style-name="P52"><text:span text:style-name="T1">intersect</text:span><text:line-break/>Retorna a interseção entre tabelas.<text:line-break/></text:p>
                </text:list-item>
                <text:list-item>
                  <text:p text:style-name="P52"><text:span text:style-name="T1">union</text:span><text:line-break/>Retorna a união de tabelas.<text:line-break/></text:p>
                </text:list-item>
                <text:list-item>
                  <text:p text:style-name="P52"><text:span text:style-name="T1">setdiff</text:span><text:line-break/>Retorna a diferença entre tabelas.<text:line-break/></text:p>
                </text:list-item>
                <text:list-item>
                  <text:p text:style-name="P52"><text:span text:style-name="T1">setequal</text:span><text:line-break/>Esse comando verifica se duas tabelas de dados possuem linhas com os mesmos valores, independentemente da ordem em que tais valores se apresentem. retorna <text:span text:style-name="T2">TRUE</text:span>, se os registros forem iguais, ou <text:span text:style-name="T2">FALSE</text:span>, se os registros forem diferentes.<text:line-break/></text:p>
                </text:list-item>
              </text:list>
            </text:list-item>
          </text:list>
        </text:list-item>
        <text:list-item>
          <text:p text:style-name="P49"><text:span text:style-name="T2">tidyr</text:span><text:line-break/>Organização de dados.<text:line-break/></text:p>
          <text:list text:style-name="L44">
            <text:list-item>
              <text:p text:style-name="P53"><text:span text:style-name="T1">pivot_longer</text:span> ou <text:span text:style-name="T1">gather</text:span><text:line-break/>Converte a tabela de dados para o formato longo. (larga -&gt; longo)<text:line-break/></text:p>
            </text:list-item>
            <text:list-item>
              <text:p text:style-name="P53"><text:span text:style-name="T1">pivot_wider</text:span> ou <text:span text:style-name="T1">spread</text:span><text:line-break/>Converte a tabela de dados para o formato larga. (longo -&gt; larga)<text:line-break/></text:p>
            </text:list-item>
            <text:list-item>
              <text:p text:style-name="P53"><text:span text:style-name="T1">separate</text:span><text:line-break/>Separa as respostas que estão em uma unica coluna para diversas colunas.<text:line-break/></text:p>
            </text:list-item>
            <text:list-item>
              <text:p text:style-name="P53"><text:span text:style-name="T1">unite</text:span><text:line-break/>O comando unite é utilizado para unir duas ou mais colunas em uma unica coluna.<text:line-break/></text:p>
            </text:list-item>
            <text:list-item>
              <text:p text:style-name="P53"><text:span text:style-name="T1">complete</text:span><text:line-break/>Completa as combinações de duas colunas, se não houver valor completa com <text:span text:style-name="T1">NA</text:span>.<text:line-break/></text:p>
            </text:list-item>
            <text:list-item>
              <text:p text:style-name="P53"><text:span text:style-name="T1">drop_na</text:span><text:line-break/>Elimina as linhas, especificadas ou não, com valor NA.<text:line-break/></text:p>
            </text:list-item>
            <text:list-item>
              <text:p text:style-name="P53"><text:span text:style-name="T1">replace_na</text:span><text:line-break/>Substitui o valor NA por outro valor especificado.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list text:style-name="L45">
        <text:list-item>
          <text:p text:style-name="P54"><text:span text:style-name="T2">data.table</text:span><text:line-break/></text:p>
          <text:list text:style-name="L46">
            <text:list-item>
              <text:p text:style-name="P55">Manipulando linhas<text:line-break/></text:p>
            </text:list-item>
            <text:list-item>
              <text:p text:style-name="P55">Manipulando colunas<text:line-break/></text:p>
            </text:list-item>
            <text:list-item>
              <text:p text:style-name="P55">Sumarizando dados<text:line-break/></text:p>
            </text:list-item>
            <text:list-item>
              <text:p text:style-name="P55">Operando um subconjunto de dados</text:p>
              <text:list text:style-name="L47">
                <text:list-item>
                  <text:p text:style-name="P56"><text:span text:style-name="T1">lapply</text:span><text:line-break/></text:p>
                </text:list-item>
              </text:list>
            </text:list-item>
            <text:list-item>
              <text:p text:style-name="P55">modificando dados com set:</text:p>
              <text:list text:style-name="L48">
                <text:list-item>
                  <text:p text:style-name="P57"><text:span text:style-name="T1">set</text:span><text:line-break/>modificando um valor.<text:line-break/></text:p>
                </text:list-item>
                <text:list-item>
                  <text:p text:style-name="P57"><text:span text:style-name="T1">setnames</text:span><text:line-break/>modificando nome da coluna.<text:line-break/></text:p>
                </text:list-item>
                <text:list-item>
                  <text:p text:style-name="P57"><text:span text:style-name="T1">setorder</text:span><text:line-break/>modificando ordem das linhas.<text:line-break/></text:p>
                </text:list-item>
                <text:list-item>
                  <text:p text:style-name="P57"><text:span text:style-name="T1">setcolorder</text:span><text:line-break/>modificando ordem das colunas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cap-7---gráficos-basicos-e-pacote-ggplot2"/>10 Cap 7 - Gráficos basicos e pacote ggplot2<text:line-break/><text:bookmark-end text:name="cap-7---gráficos-basicos-e-pacote-ggplot2"/></text:h>
      <text:list text:style-name="L49">
        <text:list-item>
          <text:p text:style-name="P58">Gráficos basicos:<text:line-break/></text:p>
        </text:list-item>
      </text:list>
      <text:list text:style-name="L50">
        <text:list-item>
          <text:p text:style-name="P59">Gráfico de barras<text:line-break/><text:span text:style-name="T2">barplot</text:span><text:line-break/></text:p>
        </text:list-item>
        <text:list-item>
          <text:p text:style-name="P59">Gráfico circular (pizza)<text:line-break/><text:span text:style-name="T2">pie</text:span></text:p>
        </text:list-item>
        <text:list-item>
          <text:p text:style-name="P59">Gráfico de linhas<text:line-break/><text:span text:style-name="T2">plot</text:span></text:p>
          <text:list text:style-name="L51">
            <text:list-item>
              <text:p text:style-name="P60">Para adicionar mais linhas no grafico.<text:line-break/><text:span text:style-name="T2">lines</text:span></text:p>
            </text:list-item>
          </text:list>
        </text:list-item>
        <text:list-item>
          <text:p text:style-name="P59">Gráfico de dispersão<text:line-break/></text:p>
          <text:list text:style-name="L52">
            <text:list-item>
              <text:p text:style-name="P61">Para obter a correlação.<text:line-break/><text:span text:style-name="T2">cor</text:span>(x,y)<text:line-break/></text:p>
            </text:list-item>
            <text:list-item>
              <text:p text:style-name="P61">Para obter o coeficiente da reta de regressão.<text:line-break/><text:span text:style-name="T2">lm</text:span>(y ~x)$coef<text:line-break/></text:p>
            </text:list-item>
            <text:list-item>
              <text:p text:style-name="P61">Adiciona a reta tracejada.<text:line-break/><text:span text:style-name="T2">abline</text:span><text:line-break/></text:p>
            </text:list-item>
          </text:list>
        </text:list-item>
        <text:list-item>
          <text:p text:style-name="P59">Histograma<text:line-break/><text:span text:style-name="T2">hist</text:span><text:line-break/></text:p>
        </text:list-item>
        <text:list-item>
          <text:p text:style-name="P59"><text:span text:style-name="T2">Boxplot</text:span> (diagrama de caixa)<text:line-break/></text:p>
        </text:list-item>
      </text:list>
      <text:list text:style-name="L53">
        <text:list-item>
          <text:p text:style-name="P62">Pacote <text:span text:style-name="T2">ggplot2</text:span><text:line-break/></text:p>
        </text:list-item>
      </text:list>
      <text:list text:style-name="L54">
        <text:list-item>
          <text:p text:style-name="P63">Constroi diversos tipos de graficos a partir da mesma estrutura de componentes:<text:line-break/></text:p>
          <text:list text:style-name="L55">
            <text:list-item>
              <text:p text:style-name="P64"><text:span text:style-name="T1">data</text:span>: referente ao banco de dados.<text:line-break/></text:p>
            </text:list-item>
            <text:list-item>
              <text:p text:style-name="P64"><text:span text:style-name="T1">geom_forma</text:span>: um rol de tipos possiveis de representação dos dados.<text:line-break/></text:p>
            </text:list-item>
            <text:list-item>
              <text:p text:style-name="P64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56">
        <text:list-item>
          <text:p text:style-name="P65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65">Quais formatos podemos utilizar no ggplot2 - geom_forma?<text:line-break/></text:p>
        </text:list-item>
      </text:list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66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67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67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67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67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67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67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67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67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67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67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67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67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67">Produz um grafico em forma de violino.</text:p>
          </table:table-cell>
        </table:table-row>
      </table:table>
      <text:list text:style-name="L57">
        <text:list-item>
          <text:p text:style-name="P68">Nome dos argumentos para adicionar efeito em graficos do pacote ggplot2.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69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70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70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70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70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70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70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70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70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70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70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70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70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70">Define parametros para os eixos manualmente.</text:p>
          </table:table-cell>
        </table:table-row>
      </table:table>
      <text:list text:style-name="L58">
        <text:list-item>
          <text:p text:style-name="P71">Definindo um tema para o grafico <text:span text:style-name="T2">ggplot</text:span>.<text:line-break/></text:p>
          <text:list text:style-name="L59">
            <text:list-item>
              <text:p text:style-name="P72"><text:span text:style-name="T1">theme_gray</text:span><text:line-break/>Fundo cinza e linhas grandes brancas.<text:line-break/></text:p>
            </text:list-item>
            <text:list-item>
              <text:p text:style-name="P72"><text:span text:style-name="T1">theme_bw</text:span><text:line-break/>O classico preto e branco. Otimo para projetor.<text:line-break/></text:p>
            </text:list-item>
            <text:list-item>
              <text:p text:style-name="P72"><text:span text:style-name="T1">theme_linedraw</text:span><text:line-break/>Linhas pretasde varias larguras num fundo branco. semelhante ao theme_bw.<text:line-break/></text:p>
            </text:list-item>
            <text:list-item>
              <text:p text:style-name="P72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72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72"><text:span text:style-name="T1">theme_minimal</text:span><text:line-break/>Um tema minimalista sem anotações de fundo.<text:line-break/></text:p>
            </text:list-item>
            <text:list-item>
              <text:p text:style-name="P72"><text:span text:style-name="T1">theme_classic</text:span><text:line-break/>Tema classico, com linhas do eixo x e y, sem linhas de grade.<text:line-break/></text:p>
            </text:list-item>
            <text:list-item>
              <text:p text:style-name="P72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pacote ggplot2.<text:line-break/>E revisando Cap.4 - R Markdown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eadme.rmd</dc:title>
    <dc:description/>
    <dc:subject/>
    <meta:keyword/>
    <meta:initial-creator>Sergio Pedro R Oliveira</meta:initial-creator>
    <dc:creator>Sergio Pedro R Oliveira</dc:creator>
    <meta:creation-date>2023-02-06T15:26:11Z</meta:creation-date>
    <dc:date>2023-02-06T15:26:11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023-02-06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